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2.6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62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normal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ournament/20190402162333/maps/tournament_001.map</text:p>
          </table:table-cell>
          <table:table-cell office:value-type="float" office:value="0.42" calcext:value-type="float">
            <text:p>0.42</text:p>
          </table:table-cell>
          <table:table-cell office:value-type="float" office:value="0.58" calcext:value-type="float">
            <text:p>0.58</text:p>
          </table:table-cell>
          <table:table-cell/>
        </table:table-row>
        <table:table-row table:style-name="ro1">
          <table:table-cell office:value-type="string" calcext:value-type="string">
            <text:p>tournament/20190402162333/maps/tournament_002.m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ption: [list index out of range]</text:p>
          </table:table-cell>
        </table:table-row>
        <table:table-row table:style-name="ro1">
          <table:table-cell office:value-type="string" calcext:value-type="string">
            <text:p>tournament/20190402162333/maps/tournament_003.m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urnament/20190402162333/maps/tournament_004.m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urnament/20190402162333/maps/tournament_005.m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urnament/20190402162333/maps/tournament_006.m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urnament/20190402162333/maps/tournament_007.m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urnament/20190402162333/maps/tournament_008.m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urnament/20190402162333/maps/tournament_009.m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urnament/20190402162333/maps/tournament_010.map</text:p>
          </table:table-cell>
          <table:table-cell office:value-type="float" office:value="0.66" calcext:value-type="float">
            <text:p>0.66</text:p>
          </table:table-cell>
          <table:table-cell office:value-type="float" office:value="0.34" calcext:value-type="float">
            <text:p>0.34</text:p>
          </table:table-cell>
          <table:table-cell/>
        </table:table-row>
        <table:table-row table:style-name="ro1">
          <table:table-cell office:value-type="string" calcext:value-type="string">
            <text:p>tournament/20190402162333/maps/tournament_011.m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urnament/20190402162333/maps/tournament_012.map</text:p>
          </table:table-cell>
          <table:table-cell office:value-type="float" office:value="0.73" calcext:value-type="float">
            <text:p>0.73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string" calcext:value-type="string">
            <text:p>tournament/20190402162333/maps/tournament_013.map</text:p>
          </table:table-cell>
          <table:table-cell office:value-type="float" office:value="0.33" calcext:value-type="float">
            <text:p>0.33</text:p>
          </table:table-cell>
          <table:table-cell office:value-type="float" office:value="0.67" calcext:value-type="float">
            <text:p>0.67</text:p>
          </table:table-cell>
          <table:table-cell/>
        </table:table-row>
        <table:table-row table:style-name="ro1">
          <table:table-cell office:value-type="string" calcext:value-type="string">
            <text:p>tournament/20190402162333/maps/tournament_014.m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urnament/20190402162333/maps/tournament_015.m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urnament/20190402162333/maps/tournament_016.m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urnament/20190402162333/maps/tournament_017.map</text:p>
          </table:table-cell>
          <table:table-cell office:value-type="float" office:value="0.57" calcext:value-type="float">
            <text:p>0.57</text:p>
          </table:table-cell>
          <table:table-cell office:value-type="float" office:value="0.43" calcext:value-type="float">
            <text:p>0.43</text:p>
          </table:table-cell>
          <table:table-cell/>
        </table:table-row>
        <table:table-row table:style-name="ro1">
          <table:table-cell office:value-type="string" calcext:value-type="string">
            <text:p>tournament/20190402162333/maps/tournament_018.m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urnament/20190402162333/maps/tournament_019.m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urnament/20190402162333/maps/tournament_020.map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/>
        </table:table-row>
      </table:table>
      <table:table table:name="rev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ournament/20190402162333/maps/tournament_001.map</text:p>
          </table:table-cell>
          <table:table-cell office:value-type="float" office:value="0.56" calcext:value-type="float">
            <text:p>0.56</text:p>
          </table:table-cell>
          <table:table-cell office:value-type="float" office:value="0.44" calcext:value-type="float">
            <text:p>0.44</text:p>
          </table:table-cell>
          <table:table-cell/>
        </table:table-row>
        <table:table-row table:style-name="ro1">
          <table:table-cell office:value-type="string" calcext:value-type="string">
            <text:p>tournament/20190402162333/maps/tournament_002.m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ption: [list index out of range]</text:p>
          </table:table-cell>
        </table:table-row>
        <table:table-row table:style-name="ro1">
          <table:table-cell office:value-type="string" calcext:value-type="string">
            <text:p>tournament/20190402162333/maps/tournament_003.ma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urnament/20190402162333/maps/tournament_004.map</text:p>
          </table:table-cell>
          <table:table-cell office:value-type="float" office:value="0.38" calcext:value-type="float">
            <text:p>0.38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string" calcext:value-type="string">
            <text:p>tournament/20190402162333/maps/tournament_005.map</text:p>
          </table:table-cell>
          <table:table-cell office:value-type="float" office:value="0.36" calcext:value-type="float">
            <text:p>0.36</text:p>
          </table:table-cell>
          <table:table-cell office:value-type="float" office:value="0.64" calcext:value-type="float">
            <text:p>0.64</text:p>
          </table:table-cell>
          <table:table-cell/>
        </table:table-row>
        <table:table-row table:style-name="ro1">
          <table:table-cell office:value-type="string" calcext:value-type="string">
            <text:p>tournament/20190402162333/maps/tournament_006.map</text:p>
          </table:table-cell>
          <table:table-cell office:value-type="float" office:value="0.57" calcext:value-type="float">
            <text:p>0.57</text:p>
          </table:table-cell>
          <table:table-cell office:value-type="float" office:value="0.43" calcext:value-type="float">
            <text:p>0.43</text:p>
          </table:table-cell>
          <table:table-cell/>
        </table:table-row>
        <table:table-row table:style-name="ro1">
          <table:table-cell office:value-type="string" calcext:value-type="string">
            <text:p>tournament/20190402162333/maps/tournament_007.map</text:p>
          </table:table-cell>
          <table:table-cell office:value-type="float" office:value="0.58" calcext:value-type="float">
            <text:p>0.58</text:p>
          </table:table-cell>
          <table:table-cell office:value-type="float" office:value="0.42" calcext:value-type="float">
            <text:p>0.42</text:p>
          </table:table-cell>
          <table:table-cell/>
        </table:table-row>
        <table:table-row table:style-name="ro1">
          <table:table-cell office:value-type="string" calcext:value-type="string">
            <text:p>tournament/20190402162333/maps/tournament_008.ma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urnament/20190402162333/maps/tournament_009.ma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urnament/20190402162333/maps/tournament_010.ma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urnament/20190402162333/maps/tournament_011.map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tournament/20190402162333/maps/tournament_012.map</text:p>
          </table:table-cell>
          <table:table-cell office:value-type="float" office:value="0.36" calcext:value-type="float">
            <text:p>0.36</text:p>
          </table:table-cell>
          <table:table-cell office:value-type="float" office:value="0.64" calcext:value-type="float">
            <text:p>0.64</text:p>
          </table:table-cell>
          <table:table-cell/>
        </table:table-row>
        <table:table-row table:style-name="ro1">
          <table:table-cell office:value-type="string" calcext:value-type="string">
            <text:p>tournament/20190402162333/maps/tournament_013.map</text:p>
          </table:table-cell>
          <table:table-cell office:value-type="float" office:value="0.33" calcext:value-type="float">
            <text:p>0.33</text:p>
          </table:table-cell>
          <table:table-cell office:value-type="float" office:value="0.67" calcext:value-type="float">
            <text:p>0.67</text:p>
          </table:table-cell>
          <table:table-cell/>
        </table:table-row>
        <table:table-row table:style-name="ro1">
          <table:table-cell office:value-type="string" calcext:value-type="string">
            <text:p>tournament/20190402162333/maps/tournament_014.ma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urnament/20190402162333/maps/tournament_015.map</text:p>
          </table:table-cell>
          <table:table-cell office:value-type="float" office:value="0.37" calcext:value-type="float">
            <text:p>0.37</text:p>
          </table:table-cell>
          <table:table-cell office:value-type="float" office:value="0.63" calcext:value-type="float">
            <text:p>0.63</text:p>
          </table:table-cell>
          <table:table-cell/>
        </table:table-row>
        <table:table-row table:style-name="ro1">
          <table:table-cell office:value-type="string" calcext:value-type="string">
            <text:p>tournament/20190402162333/maps/tournament_016.map</text:p>
          </table:table-cell>
          <table:table-cell office:value-type="float" office:value="0.38" calcext:value-type="float">
            <text:p>0.38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string" calcext:value-type="string">
            <text:p>tournament/20190402162333/maps/tournament_017.map</text:p>
          </table:table-cell>
          <table:table-cell office:value-type="float" office:value="0.34" calcext:value-type="float">
            <text:p>0.34</text:p>
          </table:table-cell>
          <table:table-cell office:value-type="float" office:value="0.66" calcext:value-type="float">
            <text:p>0.66</text:p>
          </table:table-cell>
          <table:table-cell/>
        </table:table-row>
        <table:table-row table:style-name="ro1">
          <table:table-cell office:value-type="string" calcext:value-type="string">
            <text:p>tournament/20190402162333/maps/tournament_018.m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urnament/20190402162333/maps/tournament_019.map</text:p>
          </table:table-cell>
          <table:table-cell office:value-type="float" office:value="0.37" calcext:value-type="float">
            <text:p>0.37</text:p>
          </table:table-cell>
          <table:table-cell office:value-type="float" office:value="0.63" calcext:value-type="float">
            <text:p>0.63</text:p>
          </table:table-cell>
          <table:table-cell/>
        </table:table-row>
        <table:table-row table:style-name="ro1">
          <table:table-cell office:value-type="string" calcext:value-type="string">
            <text:p>tournament/20190402162333/maps/tournament_020.map</text:p>
          </table:table-cell>
          <table:table-cell office:value-type="float" office:value="0.35" calcext:value-type="float">
            <text:p>0.35</text:p>
          </table:table-cell>
          <table:table-cell office:value-type="float" office:value="0.65" calcext:value-type="float">
            <text:p>0.65</text:p>
          </table:table-cell>
          <table:table-cell/>
        </table:table-row>
      </table:table>
      <table:table table:name="total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number-columns-repeated="2" table:default-cell-style-name="ce1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chris</text:p>
          </table:table-cell>
          <table:table-cell table:number-columns-repeated="2" office:value-type="string" calcext:value-type="string">
            <text:p>mlapae</text:p>
          </table:table-cell>
          <table:table-cell office:value-type="string" calcext:value-type="string">
            <text:p>chris</text:p>
          </table:table-cell>
          <table:table-cell table:style-name="Default" office:value-type="string" calcext:value-type="string">
            <text:p>as p1</text:p>
          </table:table-cell>
          <table:table-cell table:style-name="Default" office:value-type="string" calcext:value-type="string">
            <text:p>p2</text:p>
          </table:table-cell>
          <table:table-cell table:number-columns-repeated="2"/>
          <table:table-cell office:value-type="string" calcext:value-type="string">
            <text:p>as p1</text:p>
          </table:table-cell>
          <table:table-cell office:value-type="string" calcext:value-type="string">
            <text:p>as p2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tournament/20190402162333/maps/tournament_001.map</text:p>
          </table:table-cell>
          <table:table-cell office:value-type="float" office:value="0.42" calcext:value-type="float">
            <text:p>0.42</text:p>
          </table:table-cell>
          <table:table-cell office:value-type="float" office:value="0.58" calcext:value-type="float">
            <text:p>0.58</text:p>
          </table:table-cell>
          <table:table-cell office:value-type="float" office:value="0.56" calcext:value-type="float">
            <text:p>0.56</text:p>
          </table:table-cell>
          <table:table-cell office:value-type="float" office:value="0.44" calcext:value-type="float">
            <text:p>0.44</text:p>
          </table:table-cell>
          <table:table-cell table:formula="of:=IF([.B2]&gt;[.C2];&quot;WON&quot;;IF([.B2]&lt;[.C2];&quot;LOST&quot;;&quot;EVEN&quot;))" office:value-type="string" office:string-value="LOST" calcext:value-type="string">
            <text:p>LOST</text:p>
          </table:table-cell>
          <table:table-cell table:formula="of:=IF([.D2]&lt;[.E2];&quot;WON&quot;;IF([.D2]&gt;[.E2];&quot;LOST&quot;;&quot;EVEN&quot;))" office:value-type="string" office:string-value="LOST" calcext:value-type="string">
            <text:p>LOST</text:p>
          </table:table-cell>
          <table:table-cell/>
          <table:table-cell office:value-type="string" calcext:value-type="string">
            <text:p>WINS</text:p>
          </table:table-cell>
          <table:table-cell table:formula="of:=COUNTIF([.F2:.F21];&quot;WON&quot;)" office:value-type="float" office:value="17" calcext:value-type="float">
            <text:p>17</text:p>
          </table:table-cell>
          <table:table-cell table:formula="of:=COUNTIF([.G2:.G21];&quot;WON&quot;)" office:value-type="float" office:value="15" calcext:value-type="float">
            <text:p>15</text:p>
          </table:table-cell>
          <table:table-cell table:formula="of:=COUNTIF([.F2:.G21];&quot;WON&quot;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ournament/20190402162333/maps/tournament_002.map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B3]&gt;[.C3];&quot;WON&quot;;IF([.B3]&lt;[.C3];&quot;LOST&quot;;&quot;EVEN&quot;))" office:value-type="string" office:string-value="EVEN" calcext:value-type="string">
            <text:p>EVEN</text:p>
          </table:table-cell>
          <table:table-cell table:formula="of:=IF([.D3]&lt;[.E3];&quot;WON&quot;;IF([.D3]&gt;[.E3];&quot;LOST&quot;;&quot;EVEN&quot;))" office:value-type="string" office:string-value="EVEN" calcext:value-type="string">
            <text:p>EVEN</text:p>
          </table:table-cell>
          <table:table-cell/>
          <table:table-cell office:value-type="string" calcext:value-type="string">
            <text:p>LOSSES</text:p>
          </table:table-cell>
          <table:table-cell table:formula="of:=COUNTIF([.F2:.F21];&quot;LOST&quot;)" office:value-type="float" office:value="2" calcext:value-type="float">
            <text:p>2</text:p>
          </table:table-cell>
          <table:table-cell table:formula="of:=COUNTIF([.G2:.G21];&quot;LOST&quot;)" office:value-type="float" office:value="4" calcext:value-type="float">
            <text:p>4</text:p>
          </table:table-cell>
          <table:table-cell table:formula="of:=COUNTIF([.F2:.G21];&quot;LOST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urnament/20190402162333/maps/tournament_003.ma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4]&gt;[.C4];&quot;WON&quot;;IF([.B4]&lt;[.C4];&quot;LOST&quot;;&quot;EVEN&quot;))" office:value-type="string" office:string-value="WON" calcext:value-type="string">
            <text:p>WON</text:p>
          </table:table-cell>
          <table:table-cell table:formula="of:=IF([.D4]&lt;[.E4];&quot;WON&quot;;IF([.D4]&gt;[.E4];&quot;LOST&quot;;&quot;EVEN&quot;))" office:value-type="string" office:string-value="WON" calcext:value-type="string">
            <text:p>WON</text:p>
          </table:table-cell>
          <table:table-cell/>
          <table:table-cell office:value-type="string" calcext:value-type="string">
            <text:p>EVEN</text:p>
          </table:table-cell>
          <table:table-cell table:formula="of:=COUNTIF([.F2:.F21];&quot;EVEN&quot;)" office:value-type="float" office:value="1" calcext:value-type="float">
            <text:p>1</text:p>
          </table:table-cell>
          <table:table-cell table:formula="of:=COUNTIF([.G2:.G21];&quot;EVEN&quot;)" office:value-type="float" office:value="1" calcext:value-type="float">
            <text:p>1</text:p>
          </table:table-cell>
          <table:table-cell table:formula="of:=COUNTIF([.F2:.G21];&quot;EVEN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urnament/20190402162333/maps/tournament_004.m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0.62" calcext:value-type="float">
            <text:p>0.62</text:p>
          </table:table-cell>
          <table:table-cell table:formula="of:=IF([.B5]&gt;[.C5];&quot;WON&quot;;IF([.B5]&lt;[.C5];&quot;LOST&quot;;&quot;EVEN&quot;))" office:value-type="string" office:string-value="WON" calcext:value-type="string">
            <text:p>WON</text:p>
          </table:table-cell>
          <table:table-cell table:formula="of:=IF([.D5]&lt;[.E5];&quot;WON&quot;;IF([.D5]&gt;[.E5];&quot;LOST&quot;;&quot;EVEN&quot;))" office:value-type="string" office:string-value="WON" calcext:value-type="string">
            <text:p>W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rnament/20190402162333/maps/tournament_005.m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.64" calcext:value-type="float">
            <text:p>0.64</text:p>
          </table:table-cell>
          <table:table-cell table:formula="of:=IF([.B6]&gt;[.C6];&quot;WON&quot;;IF([.B6]&lt;[.C6];&quot;LOST&quot;;&quot;EVEN&quot;))" office:value-type="string" office:string-value="WON" calcext:value-type="string">
            <text:p>WON</text:p>
          </table:table-cell>
          <table:table-cell table:formula="of:=IF([.D6]&lt;[.E6];&quot;WON&quot;;IF([.D6]&gt;[.E6];&quot;LOST&quot;;&quot;EVEN&quot;))" office:value-type="string" office:string-value="WON" calcext:value-type="string">
            <text:p>W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rnament/20190402162333/maps/tournament_006.m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0.43" calcext:value-type="float">
            <text:p>0.43</text:p>
          </table:table-cell>
          <table:table-cell table:formula="of:=IF([.B7]&gt;[.C7];&quot;WON&quot;;IF([.B7]&lt;[.C7];&quot;LOST&quot;;&quot;EVEN&quot;))" office:value-type="string" office:string-value="WON" calcext:value-type="string">
            <text:p>WON</text:p>
          </table:table-cell>
          <table:table-cell table:formula="of:=IF([.D7]&lt;[.E7];&quot;WON&quot;;IF([.D7]&gt;[.E7];&quot;LOST&quot;;&quot;EVEN&quot;))" office:value-type="string" office:string-value="LOST" calcext:value-type="string">
            <text:p>LO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rnament/20190402162333/maps/tournament_007.m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0.42" calcext:value-type="float">
            <text:p>0.42</text:p>
          </table:table-cell>
          <table:table-cell table:formula="of:=IF([.B8]&gt;[.C8];&quot;WON&quot;;IF([.B8]&lt;[.C8];&quot;LOST&quot;;&quot;EVEN&quot;))" office:value-type="string" office:string-value="WON" calcext:value-type="string">
            <text:p>WON</text:p>
          </table:table-cell>
          <table:table-cell table:formula="of:=IF([.D8]&lt;[.E8];&quot;WON&quot;;IF([.D8]&gt;[.E8];&quot;LOST&quot;;&quot;EVEN&quot;))" office:value-type="string" office:string-value="LOST" calcext:value-type="string">
            <text:p>LO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rnament/20190402162333/maps/tournament_008.ma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9]&gt;[.C9];&quot;WON&quot;;IF([.B9]&lt;[.C9];&quot;LOST&quot;;&quot;EVEN&quot;))" office:value-type="string" office:string-value="WON" calcext:value-type="string">
            <text:p>WON</text:p>
          </table:table-cell>
          <table:table-cell table:formula="of:=IF([.D9]&lt;[.E9];&quot;WON&quot;;IF([.D9]&gt;[.E9];&quot;LOST&quot;;&quot;EVEN&quot;))" office:value-type="string" office:string-value="WON" calcext:value-type="string">
            <text:p>W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rnament/20190402162333/maps/tournament_009.ma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0]&gt;[.C10];&quot;WON&quot;;IF([.B10]&lt;[.C10];&quot;LOST&quot;;&quot;EVEN&quot;))" office:value-type="string" office:string-value="WON" calcext:value-type="string">
            <text:p>WON</text:p>
          </table:table-cell>
          <table:table-cell table:formula="of:=IF([.D10]&lt;[.E10];&quot;WON&quot;;IF([.D10]&gt;[.E10];&quot;LOST&quot;;&quot;EVEN&quot;))" office:value-type="string" office:string-value="WON" calcext:value-type="string">
            <text:p>W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rnament/20190402162333/maps/tournament_010.map</text:p>
          </table:table-cell>
          <table:table-cell office:value-type="float" office:value="0.66" calcext:value-type="float">
            <text:p>0.66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1]&gt;[.C11];&quot;WON&quot;;IF([.B11]&lt;[.C11];&quot;LOST&quot;;&quot;EVEN&quot;))" office:value-type="string" office:string-value="WON" calcext:value-type="string">
            <text:p>WON</text:p>
          </table:table-cell>
          <table:table-cell table:formula="of:=IF([.D11]&lt;[.E11];&quot;WON&quot;;IF([.D11]&gt;[.E11];&quot;LOST&quot;;&quot;EVEN&quot;))" office:value-type="string" office:string-value="WON" calcext:value-type="string">
            <text:p>W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rnament/20190402162333/maps/tournament_011.m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formula="of:=IF([.B12]&gt;[.C12];&quot;WON&quot;;IF([.B12]&lt;[.C12];&quot;LOST&quot;;&quot;EVEN&quot;))" office:value-type="string" office:string-value="WON" calcext:value-type="string">
            <text:p>WON</text:p>
          </table:table-cell>
          <table:table-cell table:formula="of:=IF([.D12]&lt;[.E12];&quot;WON&quot;;IF([.D12]&gt;[.E12];&quot;LOST&quot;;&quot;EVEN&quot;))" office:value-type="string" office:string-value="WON" calcext:value-type="string">
            <text:p>W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rnament/20190402162333/maps/tournament_012.map</text:p>
          </table:table-cell>
          <table:table-cell office:value-type="float" office:value="0.73" calcext:value-type="float">
            <text:p>0.73</text:p>
          </table:table-cell>
          <table:table-cell office:value-type="float" office:value="0.27" calcext:value-type="float">
            <text:p>0.27</text:p>
          </table:table-cell>
          <table:table-cell office:value-type="float" office:value="0.36" calcext:value-type="float">
            <text:p>0.36</text:p>
          </table:table-cell>
          <table:table-cell office:value-type="float" office:value="0.64" calcext:value-type="float">
            <text:p>0.64</text:p>
          </table:table-cell>
          <table:table-cell table:formula="of:=IF([.B13]&gt;[.C13];&quot;WON&quot;;IF([.B13]&lt;[.C13];&quot;LOST&quot;;&quot;EVEN&quot;))" office:value-type="string" office:string-value="WON" calcext:value-type="string">
            <text:p>WON</text:p>
          </table:table-cell>
          <table:table-cell table:formula="of:=IF([.D13]&lt;[.E13];&quot;WON&quot;;IF([.D13]&gt;[.E13];&quot;LOST&quot;;&quot;EVEN&quot;))" office:value-type="string" office:string-value="WON" calcext:value-type="string">
            <text:p>W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rnament/20190402162333/maps/tournament_013.map</text:p>
          </table:table-cell>
          <table:table-cell office:value-type="float" office:value="0.33" calcext:value-type="float">
            <text:p>0.33</text:p>
          </table:table-cell>
          <table:table-cell office:value-type="float" office:value="0.67" calcext:value-type="float">
            <text:p>0.67</text:p>
          </table:table-cell>
          <table:table-cell office:value-type="float" office:value="0.33" calcext:value-type="float">
            <text:p>0.33</text:p>
          </table:table-cell>
          <table:table-cell office:value-type="float" office:value="0.67" calcext:value-type="float">
            <text:p>0.67</text:p>
          </table:table-cell>
          <table:table-cell table:formula="of:=IF([.B14]&gt;[.C14];&quot;WON&quot;;IF([.B14]&lt;[.C14];&quot;LOST&quot;;&quot;EVEN&quot;))" office:value-type="string" office:string-value="LOST" calcext:value-type="string">
            <text:p>LOST</text:p>
          </table:table-cell>
          <table:table-cell table:formula="of:=IF([.D14]&lt;[.E14];&quot;WON&quot;;IF([.D14]&gt;[.E14];&quot;LOST&quot;;&quot;EVEN&quot;))" office:value-type="string" office:string-value="WON" calcext:value-type="string">
            <text:p>W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rnament/20190402162333/maps/tournament_014.ma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5]&gt;[.C15];&quot;WON&quot;;IF([.B15]&lt;[.C15];&quot;LOST&quot;;&quot;EVEN&quot;))" office:value-type="string" office:string-value="WON" calcext:value-type="string">
            <text:p>WON</text:p>
          </table:table-cell>
          <table:table-cell table:formula="of:=IF([.D15]&lt;[.E15];&quot;WON&quot;;IF([.D15]&gt;[.E15];&quot;LOST&quot;;&quot;EVEN&quot;))" office:value-type="string" office:string-value="WON" calcext:value-type="string">
            <text:p>W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rnament/20190402162333/maps/tournament_015.m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0.63" calcext:value-type="float">
            <text:p>0.63</text:p>
          </table:table-cell>
          <table:table-cell table:formula="of:=IF([.B16]&gt;[.C16];&quot;WON&quot;;IF([.B16]&lt;[.C16];&quot;LOST&quot;;&quot;EVEN&quot;))" office:value-type="string" office:string-value="WON" calcext:value-type="string">
            <text:p>WON</text:p>
          </table:table-cell>
          <table:table-cell table:formula="of:=IF([.D16]&lt;[.E16];&quot;WON&quot;;IF([.D16]&gt;[.E16];&quot;LOST&quot;;&quot;EVEN&quot;))" office:value-type="string" office:string-value="WON" calcext:value-type="string">
            <text:p>W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rnament/20190402162333/maps/tournament_016.m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0.62" calcext:value-type="float">
            <text:p>0.62</text:p>
          </table:table-cell>
          <table:table-cell table:formula="of:=IF([.B17]&gt;[.C17];&quot;WON&quot;;IF([.B17]&lt;[.C17];&quot;LOST&quot;;&quot;EVEN&quot;))" office:value-type="string" office:string-value="WON" calcext:value-type="string">
            <text:p>WON</text:p>
          </table:table-cell>
          <table:table-cell table:formula="of:=IF([.D17]&lt;[.E17];&quot;WON&quot;;IF([.D17]&gt;[.E17];&quot;LOST&quot;;&quot;EVEN&quot;))" office:value-type="string" office:string-value="WON" calcext:value-type="string">
            <text:p>W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rnament/20190402162333/maps/tournament_017.map</text:p>
          </table:table-cell>
          <table:table-cell office:value-type="float" office:value="0.57" calcext:value-type="float">
            <text:p>0.57</text:p>
          </table:table-cell>
          <table:table-cell office:value-type="float" office:value="0.43" calcext:value-type="float">
            <text:p>0.43</text:p>
          </table:table-cell>
          <table:table-cell office:value-type="float" office:value="0.34" calcext:value-type="float">
            <text:p>0.34</text:p>
          </table:table-cell>
          <table:table-cell office:value-type="float" office:value="0.66" calcext:value-type="float">
            <text:p>0.66</text:p>
          </table:table-cell>
          <table:table-cell table:formula="of:=IF([.B18]&gt;[.C18];&quot;WON&quot;;IF([.B18]&lt;[.C18];&quot;LOST&quot;;&quot;EVEN&quot;))" office:value-type="string" office:string-value="WON" calcext:value-type="string">
            <text:p>WON</text:p>
          </table:table-cell>
          <table:table-cell table:formula="of:=IF([.D18]&lt;[.E18];&quot;WON&quot;;IF([.D18]&gt;[.E18];&quot;LOST&quot;;&quot;EVEN&quot;))" office:value-type="string" office:string-value="WON" calcext:value-type="string">
            <text:p>W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rnament/20190402162333/maps/tournament_018.m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9]&gt;[.C19];&quot;WON&quot;;IF([.B19]&lt;[.C19];&quot;LOST&quot;;&quot;EVEN&quot;))" office:value-type="string" office:string-value="WON" calcext:value-type="string">
            <text:p>WON</text:p>
          </table:table-cell>
          <table:table-cell table:formula="of:=IF([.D19]&lt;[.E19];&quot;WON&quot;;IF([.D19]&gt;[.E19];&quot;LOST&quot;;&quot;EVEN&quot;))" office:value-type="string" office:string-value="LOST" calcext:value-type="string">
            <text:p>LO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rnament/20190402162333/maps/tournament_019.m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0.63" calcext:value-type="float">
            <text:p>0.63</text:p>
          </table:table-cell>
          <table:table-cell table:formula="of:=IF([.B20]&gt;[.C20];&quot;WON&quot;;IF([.B20]&lt;[.C20];&quot;LOST&quot;;&quot;EVEN&quot;))" office:value-type="string" office:string-value="WON" calcext:value-type="string">
            <text:p>WON</text:p>
          </table:table-cell>
          <table:table-cell table:formula="of:=IF([.D20]&lt;[.E20];&quot;WON&quot;;IF([.D20]&gt;[.E20];&quot;LOST&quot;;&quot;EVEN&quot;))" office:value-type="string" office:string-value="WON" calcext:value-type="string">
            <text:p>W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rnament/20190402162333/maps/tournament_020.map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office:value-type="float" office:value="0.65" calcext:value-type="float">
            <text:p>0.65</text:p>
          </table:table-cell>
          <table:table-cell table:formula="of:=IF([.B21]&gt;[.C21];&quot;WON&quot;;IF([.B21]&lt;[.C21];&quot;LOST&quot;;&quot;EVEN&quot;))" office:value-type="string" office:string-value="WON" calcext:value-type="string">
            <text:p>WON</text:p>
          </table:table-cell>
          <table:table-cell table:formula="of:=IF([.D21]&lt;[.E21];&quot;WON&quot;;IF([.D21]&gt;[.E21];&quot;LOST&quot;;&quot;EVEN&quot;))" office:value-type="string" office:string-value="WON" calcext:value-type="string">
            <text:p>WON</text:p>
          </table:table-cell>
          <table:table-cell table:number-columns-repeated="5"/>
        </table:table-row>
        <table:table-row table:style-name="ro1">
          <table:table-cell/>
          <table:table-cell table:formula="of:=SUM([.B2:.B21])" office:value-type="float" office:value="16.31" calcext:value-type="float">
            <text:p>16.31</text:p>
          </table:table-cell>
          <table:table-cell table:formula="of:=SUM([.C2:.C21])" office:value-type="float" office:value="2.69" calcext:value-type="float">
            <text:p>2.69</text:p>
          </table:table-cell>
          <table:table-cell table:formula="of:=SUM([.D2:.D21])" office:value-type="float" office:value="6.35" calcext:value-type="float">
            <text:p>6.35</text:p>
          </table:table-cell>
          <table:table-cell table:formula="of:=SUM([.E2:.E21])" office:value-type="float" office:value="12.65" calcext:value-type="float">
            <text:p>12.65</text:p>
          </table:table-cell>
          <table:table-cell table:style-name="Default" table:number-columns-repeated="2"/>
          <table:table-cell table:number-columns-repeated="5"/>
        </table:table-row>
      </table:table>
      <table:named-expressions/>
      <table:database-ranges>
        <table:database-range table:name="__Anonymous_Sheet_DB__0" table:target-range-address="normal.A1:normal.D20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rev.A1:rev.C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/00/0000</text:date>, <text:time style:data-style-name="N2" text:time-value="16:27:21.4624811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23:38:19.493061563</meta:creation-date>
    <dc:date>2019-04-02T16:42:54.301169762</dc:date>
    <meta:editing-duration>PT31M22S</meta:editing-duration>
    <meta:editing-cycles>6</meta:editing-cycles>
    <meta:generator>LibreOffice/6.0.7.3$Linux_X86_64 LibreOffice_project/00m0$Build-3</meta:generator>
    <meta:document-statistic meta:table-count="3" meta:cell-count="288" meta:object-count="0"/>
  </office:meta>
</office:document-meta>
</file>